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1660000007732B552A2F0D56285.jpg" manifest:media-type="image/jpeg"/>
  <manifest:file-entry manifest:full-path="Pictures/10000201000000740000006FA010B2F770C25240.png" manifest:media-type="image/pn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1.085cm"/>
    </style:style>
    <style:style style:name="Tabella1.C" style:family="table-column">
      <style:table-column-properties style:column-width="0.998cm"/>
    </style:style>
    <style:style style:name="Tabella1.D" style:family="table-column">
      <style:table-column-properties style:column-width="0.801cm"/>
    </style:style>
    <style:style style:name="Tabella1.E" style:family="table-column">
      <style:table-column-properties style:column-width="2.196cm"/>
    </style:style>
    <style:style style:name="Tabella1.F" style:family="table-column">
      <style:table-column-properties style:column-width="1.005cm"/>
    </style:style>
    <style:style style:name="Tabella1.G" style:family="table-column">
      <style:table-column-properties style:column-width="0.991cm"/>
    </style:style>
    <style:style style:name="Tabella1.H" style:family="table-column">
      <style:table-column-properties style:column-width="1.998cm"/>
    </style:style>
    <style:style style:name="Tabella1.I" style:family="table-column">
      <style:table-column-properties style:column-width="0.714cm"/>
    </style:style>
    <style:style style:name="Tabella1.J" style:family="table-column">
      <style:table-column-properties style:column-width="2.281cm"/>
    </style:style>
    <style:style style:name="Tabella1.K" style:family="table-column">
      <style:table-column-properties style:column-width="1cm"/>
    </style:style>
    <style:style style:name="Tabella1.L" style:family="table-column">
      <style:table-column-properties style:column-width="3.999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bee3d3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bee3d3" fo:padding="0cm" fo:border="0.05pt solid #000000">
        <style:background-image/>
      </style:table-cell-properties>
    </style:style>
    <style:style style:name="Tabel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cm" fo:border="0.05pt solid #000000"/>
    </style:style>
    <style:style style:name="Tabella1.A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4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bee3d3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G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J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1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G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J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K17" style:family="table-cell">
      <style:table-cell-properties style:vertical-align="" fo:padding="0cm" fo:border="0.05pt solid #000000"/>
    </style:style>
    <style:style style:name="Tabella1.A1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L2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L24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2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2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1" style:family="table-row">
      <style:table-row-properties style:min-row-height="0.596cm"/>
    </style:style>
    <style:style style:name="Tabella1.A3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37" style:family="table-cell">
      <style:table-cell-properties style:vertical-align="middle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H37" style:family="table-cell">
      <style:table-cell-properties style:vertical-align="middle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Ubuntu Light1" fo:font-size="10pt" fo:font-weight="bold" officeooo:rsid="001ee558" officeooo:paragraph-rsid="001ee558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Ubuntu Light1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Ubuntu Light1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style:font-name="Ubuntu Light1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3333" style:font-name="Ubuntu Light1" fo:font-size="10pt" fo:font-weight="bold" officeooo:rsid="001ee558" officeooo:paragraph-rsid="001ee558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3333" style:font-name="Ubuntu Light1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3333" style:font-name="Ubuntu Light1" fo:font-size="10pt" fo:font-style="normal" style:text-underline-style="none" fo:font-weight="bold" officeooo:rsid="000831aa" officeooo:paragraph-rsid="000831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paragraph-rsid="001f75f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000000" style:font-name="Ubuntu Light1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00000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paragraph-rsid="001f75f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1f75f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paragraph-rsid="001f75f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217249" officeooo:paragraph-rsid="001f75f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officeooo:paragraph-rsid="001d28e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ff3333" style:font-name="Ubuntu Light1" fo:font-size="10pt" fo:font-weight="bold" officeooo:rsid="001f75fd" officeooo:paragraph-rsid="001f75fd" fo:background-color="transparent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ff3333" style:font-name="Ubuntu Light1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4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282cm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309cm"/>
        </style:tab-stops>
      </style:paragraph-properties>
      <style:text-properties style:font-name="Ubuntu Light1" fo:font-size="10pt" fo:font-weight="bold" officeooo:rsid="0005f0db" officeooo:paragraph-rsid="0005f0db" style:font-size-asian="10pt" style:font-weight-asian="bold" style:font-size-complex="10pt" style:font-weight-complex="bold"/>
    </style:style>
    <style:style style:name="P47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ff0000" style:font-name="Ubuntu Light1" fo:font-size="15pt" fo:font-weight="normal" officeooo:rsid="001d9430" style:font-size-asian="15pt" style:font-weight-asian="normal" style:font-size-complex="15pt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6.5pt" style:font-size-asian="16.5pt" style:font-size-complex="16.5pt"/>
    </style:style>
    <style:style style:name="T9" style:family="text">
      <style:text-properties fo:color="#ff3333" style:font-name="Ubuntu Light" fo:font-size="16.5pt" officeooo:rsid="007b372c" style:font-size-asian="16.5pt" style:font-size-complex="16.5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5f0db"/>
    </style:style>
    <style:style style:name="T12" style:family="text">
      <style:text-properties officeooo:rsid="001ee5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row table:style-name="Tabella1.1">
          <table:table-cell table:style-name="Tabella1.A1" office:value-type="string">
            <text:p text:style-name="P11">Progressivo</text:p>
          </table:table-cell>
          <table:table-cell table:style-name="Tabella1.A1" table:number-columns-spanned="3" office:value-type="string">
            <text:p text:style-name="P11">Data</text:p>
          </table:table-cell>
          <table:covered-table-cell/>
          <table:covered-table-cell/>
          <table:table-cell table:style-name="Tabella1.E1" table:number-columns-spanned="8" office:value-type="string">
            <text:p text:style-name="P11">Ente propon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31"><text:placeholder text:placeholder-type="text">&lt;o.ref&gt;</text:placeholder></text:p>
          </table:table-cell>
          <table:table-cell table:style-name="Tabella1.B2" table:number-columns-spanned="3" office:value-type="string">
            <text:p text:style-name="P31"><text:placeholder text:placeholder-type="text">&lt;formatLang(o.date, date=True) if o.date else ''&gt;</text:placeholder></text:p>
          </table:table-cell>
          <table:covered-table-cell/>
          <table:covered-table-cell/>
          <table:table-cell table:style-name="Tabella1.E2" table:number-columns-spanned="8" office:value-type="string">
            <text:p text:style-name="P21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7" office:value-type="string">
            <text:p text:style-name="P12">Origine: <text:span text:style-name="T10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4" table:number-columns-spanned="5" office:value-type="string">
            <text:p text:style-name="P14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3" table:number-columns-spanned="12" office:value-type="string">
            <text:p text:style-name="P17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12" office:value-type="string">
            <text:p text:style-name="P18">DESCRIZIONE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12" office:value-type="string">
            <text:p text:style-name="P23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3" table:number-columns-spanned="1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12" office:value-type="string">
            <text:p text:style-name="P7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20">ANALISI DELLE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12" office:value-type="string">
            <text:p text:style-name="P27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2" office:value-type="string">
            <text:p text:style-name="P7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19">PIANIFICAZIONE INTERVENTI <text:span text:style-name="T12">E VERIFICA DELL’EFFICAC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12" office:value-type="string">
            <text:p text:style-name="P36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6" office:value-type="string">
            <text:p text:style-name="P8">Interve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6" table:number-columns-spanned="3" office:value-type="string">
            <text:p text:style-name="P9">Responsabile</text:p>
          </table:table-cell>
          <table:covered-table-cell/>
          <table:covered-table-cell/>
          <table:table-cell table:style-name="Tabella1.J16" office:value-type="string">
            <text:p text:style-name="P9">Scadenza</text:p>
          </table:table-cell>
          <table:table-cell table:style-name="Tabella1.K16" table:number-columns-spanned="2" office:value-type="string">
            <text:p text:style-name="P9">Firma</text:p>
          </table:table-cell>
          <table:covered-table-cell/>
        </table:table-row>
        <table:table-row table:style-name="Tabella1.17">
          <table:table-cell table:style-name="Tabella1.A17" table:number-columns-spanned="6" office:value-type="string">
            <text:p text:style-name="P24"><text:placeholder text:placeholder-type="text">&lt;line.planned_activity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7" table:number-columns-spanned="3" office:value-type="string">
            <text:p text:style-name="P25"><text:placeholder text:placeholder-type="text">&lt;line.responsible_treatment&gt;</text:placeholder></text:p>
          </table:table-cell>
          <table:covered-table-cell/>
          <table:covered-table-cell/>
          <table:table-cell table:style-name="Tabella1.J17" office:value-type="string">
            <text:p text:style-name="P22"><text:placeholder text:placeholder-type="text">&lt;formatLang(line.deadline, date=True) if line.deadline else ''&gt;</text:placeholder></text:p>
          </table:table-cell>
          <table:table-cell table:style-name="Tabella1.K17" table:number-columns-spanned="2" office:value-type="string">
            <text:p text:style-name="P10"/>
          </table:table-cell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4">FIRMA RA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4">FIRMA RD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38">PIANIFICAZIONE DELLA VERIFICA DELL’EFFETTUAZIONE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6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3" table:number-columns-spanned="2" office:value-type="string">
            <text:p text:style-name="P35">Data pianificata per la verifica</text:p>
          </table:table-cell>
          <table:covered-table-cell/>
          <table:table-cell table:style-name="Tabella1.I23" table:number-columns-spanned="3" office:value-type="string">
            <text:p text:style-name="P35">Intervento da verificare</text:p>
          </table:table-cell>
          <table:covered-table-cell/>
          <table:covered-table-cell/>
          <table:table-cell table:style-name="Tabella1.I23" table:number-columns-spanned="3" office:value-type="string">
            <text:p text:style-name="P35">Data della verifica</text:p>
          </table:table-cell>
          <table:covered-table-cell/>
          <table:covered-table-cell/>
          <table:table-cell table:style-name="Tabella1.I23" table:number-columns-spanned="3" office:value-type="string">
            <text:p text:style-name="P35">Descrizione/Note</text:p>
          </table:table-cell>
          <table:covered-table-cell/>
          <table:covered-table-cell/>
          <table:table-cell table:style-name="Tabella1.L23" office:value-type="string">
            <text:p text:style-name="P35">Firma di RAQ</text:p>
          </table:table-cell>
        </table:table-row>
        <table:table-row table:style-name="Tabella1.1">
          <table:table-cell table:style-name="Tabella1.I24" table:number-columns-spanned="2" office:value-type="string">
            <text:p text:style-name="P25"><text:placeholder text:placeholder-type="text">&lt;formatLang(line.scheduled_date, date=True) if line.scheduled_date else ''&gt;</text:placeholder></text:p>
          </table:table-cell>
          <table:covered-table-cell/>
          <table:table-cell table:style-name="Tabella1.I24" table:number-columns-spanned="3" office:value-type="string">
            <text:p text:style-name="P24"><text:placeholder text:placeholder-type="text">&lt;line.activities_check&gt;</text:placeholder></text:p>
          </table:table-cell>
          <table:covered-table-cell/>
          <table:covered-table-cell/>
          <table:table-cell table:style-name="Tabella1.I24" table:number-columns-spanned="3" office:value-type="string">
            <text:p text:style-name="P25"><text:placeholder text:placeholder-type="text">&lt;formatLang(line.date, date=True) if line.date else ''&gt;</text:placeholder></text:p>
          </table:table-cell>
          <table:covered-table-cell/>
          <table:covered-table-cell/>
          <table:table-cell table:style-name="Tabella1.I24" table:number-columns-spanned="3" office:value-type="string">
            <text:p text:style-name="P24"><text:placeholder text:placeholder-type="text">&lt;line.note&gt;</text:placeholder></text:p>
          </table:table-cell>
          <table:covered-table-cell/>
          <table:covered-table-cell/>
          <table:table-cell table:style-name="Tabella1.L24" office:value-type="string">
            <text:p text:style-name="P28"/>
          </table:table-cell>
        </table:table-row>
        <table:table-row table:style-name="Tabella1.1">
          <table:table-cell table:style-name="Tabella1.A30" table:number-columns-spanned="12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39">PIANIFICAZIONE DELLA VERIFICA DELL’EFFICACIA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7" table:number-columns-spanned="12" office:value-type="string">
            <text:p text:style-name="P30"><text:placeholder text:placeholder-type="text">&lt;for each="line in o.intervent_valut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8" table:number-columns-spanned="3" office:value-type="string">
            <text:p text:style-name="P35">Data pianificata per la verifica</text:p>
          </table:table-cell>
          <table:covered-table-cell/>
          <table:covered-table-cell/>
          <table:table-cell table:style-name="Tabella1.H28" table:number-columns-spanned="4" office:value-type="string">
            <text:p text:style-name="P35">Data della verifica</text:p>
          </table:table-cell>
          <table:covered-table-cell/>
          <table:covered-table-cell/>
          <table:covered-table-cell/>
          <table:table-cell table:style-name="Tabella1.H28" table:number-columns-spanned="3" office:value-type="string">
            <text:p text:style-name="P35">Descrizione/Note</text:p>
          </table:table-cell>
          <table:covered-table-cell/>
          <table:covered-table-cell/>
          <table:table-cell table:style-name="Tabella1.K28" table:number-columns-spanned="2" office:value-type="string">
            <text:p text:style-name="P35">Firma di RAQ</text:p>
          </table:table-cell>
          <table:covered-table-cell/>
        </table:table-row>
        <table:table-row table:style-name="Tabella1.1">
          <table:table-cell table:style-name="Tabella1.H29" table:number-columns-spanned="3" office:value-type="string">
            <text:p text:style-name="P32"><text:placeholder text:placeholder-type="text">&lt;formatLang(line.scheduled_date, date=True) if line.scheduled_date else ''&gt;</text:placeholder></text:p>
          </table:table-cell>
          <table:covered-table-cell/>
          <table:covered-table-cell/>
          <table:table-cell table:style-name="Tabella1.H29" table:number-columns-spanned="4" office:value-type="string">
            <text:p text:style-name="P25"><text:placeholder text:placeholder-type="text">&lt;formatLang(line.date, date=True) if line.date else ''&gt;</text:placeholder></text:p>
          </table:table-cell>
          <table:covered-table-cell/>
          <table:covered-table-cell/>
          <table:covered-table-cell/>
          <table:table-cell table:style-name="Tabella1.H29" table:number-columns-spanned="3" office:value-type="string">
            <text:p text:style-name="P24"><text:placeholder text:placeholder-type="text">&lt;line.note&gt;</text:placeholder></text:p>
          </table:table-cell>
          <table:covered-table-cell/>
          <table:covered-table-cell/>
          <table:table-cell table:style-name="Tabella1.K29" table:number-columns-spanned="2" office:value-type="string">
            <text:p text:style-name="P28"/>
          </table:table-cell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2" table:number-columns-spanned="1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31">
          <table:table-cell table:style-name="Tabella1.A32" table:number-columns-spanned="12" office:value-type="string">
            <text:p text:style-name="P37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6" table:number-columns-spanned="12" office:value-type="string">
            <text:p text:style-name="P19">CONTROLLO ES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3">Giudizio: <text:span text:style-name="T10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7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37" table:number-columns-spanned="7" office:value-type="string">
            <text:p text:style-name="P16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37" table:number-columns-spanned="5" office:value-type="string">
            <text:p text:style-name="P16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p text:style-name="P43"><text:tab/><text:span text:style-name="T11">Firma RDQ</text:span></text:p>
      <text:p text:style-name="P44"><text:tab/>_______________________________</text:p>
      <text:p text:style-name="P41"/>
      <text:p text:style-name="P46"><text:tab/>Firma RAQ</text:p>
      <text:p text:style-name="P45"><text:tab/>_______________________________</text:p>
      <text:p text:style-name="P4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1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color="#ff3333" style:font-name="Ubuntu Light" fo:font-size="16.5pt" officeooo:rsid="007b372c" style:font-size-asian="16.5pt" style:font-size-complex="16.5pt"/>
    </style:style>
    <style:style style:name="M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M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M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MT8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fo:color="#ff0000" style:font-name="Ubuntu Light1" fo:font-size="15pt" fo:font-weight="normal" officeooo:rsid="001d943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16.686cm" svg:y="0.131cm" svg:width="2.342cm" svg:height="2.242cm" draw:z-index="3"><draw:image xlink:href="Pictures/10000201000000740000006FA010B2F770C25240.png" xlink:type="simple" xlink:show="embed" xlink:actuate="onLoad" loext:mime-type="image/png"/></draw:frame></text:p>
        <text:p text:style-name="MP2"><draw:frame draw:style-name="Mfr1" draw:name="immagini1" text:anchor-type="paragraph" svg:x="10.643cm" svg:y="0.099cm" svg:width="5.68cm" svg:height="1.891cm" draw:z-index="1"><draw:image xlink:href="Pictures/10000000000001660000007732B552A2F0D56285.jpg" xlink:type="simple" xlink:show="embed" xlink:actuate="onLoad" loext:mime-type="image/jpeg"/></draw:frame></text:p>
        <text:p text:style-name="MP3"><text:span text:style-name="MT1"><text:s text:c="8"/>General Food SPA</text:span><text:span text:style-name="MT2"><text:tab/><text:tab/></text:span></text:p>
        <text:p text:style-name="MP4"><text:s/><text:span text:style-name="MT3">Report: </text:span><text:span text:style-name="MT4"><text:placeholder text:placeholder-type="text">&lt;'Azione Correttiva' if o.type == 'corrective' else ('Azione Preventiva' if o.type == 'preventive' else 'Intervento Migliorativo')&gt;</text:placeholder></text:span></text:p>
        <text:p text:style-name="MP5"><text:span text:style-name="MT5"><text:s text:c="6"/></text:span><text:span text:style-name="MT6"><text:s/></text:span><text:span text:style-name="MT7"><text:s text:c="4"/></text:span><text:span text:style-name="MT8">(Ver. 1.</text:span><text:span text:style-name="MT9">1</text:span><text:span text:style-name="MT8"> del </text:span><text:span text:style-name="MT9">05/12/2019</text:span><text:span text:style-name="MT8">)</text:span></text:p>
      </style:header>
      <style:footer>
        <text:p text:style-name="MP6"><text:s text:c="4"/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2-13T16:23:49.924526382</dc:date>
    <meta:editing-duration>P1DT13H42M18S</meta:editing-duration>
    <meta:editing-cycles>383</meta:editing-cycles>
    <meta:generator>LibreOffice/6.0.7.3$Linux_x86 LibreOffice_project/00m0$Build-3</meta:generator>
    <meta:document-statistic meta:table-count="1" meta:image-count="2" meta:object-count="0" meta:page-count="2" meta:paragraph-count="70" meta:word-count="233" meta:character-count="2109" meta:non-whitespace-character-count="1915"/>
    <meta:user-defined meta:name="Info 1"/>
    <meta:user-defined meta:name="Info 2"/>
    <meta:user-defined meta:name="Info 3"/>
    <meta:user-defined meta:name="Info 4"/>
  </office:meta>
</office:document-meta>
</file>